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

            <text:p text:style-name="Standard"><text:span>Creates and initializes an MQTT connection object with connection parameters that are defined through properties.
This Action must be executed first, and after it the </text:span><text:span text:style-name="T1">MQTTEvent</text:span><text:span> Action must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text:span>Connection object of type </text:span><text:span text:style-name="backtick">object:MQTTConnection</text:span><text:span> which will be created and initialized.</text:span></text:p><text:span> </text:span>
                                            <text:p text:style-name="Standard"/>,
                                            <text:list xml:id="list1065229068" text:continue-numbering="true"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ext:span>The protocol used for the connection. Possible values are </text:span><text:span text:style-name="backtick">"mqtt"</text:span><text:span> or for secure connection </text:span><text:span text:style-name="backtick">"mqtts"</text:span></text:p><text:span> </text:span>
                                            <text:p text:style-name="Standard"/>,
                                            <text:list xml:id="list1065229068" text:continue-numbering="true"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ext:span>The name of the MQTT server to connect to.</text:span></text:p><text:span> </text:span>
                                            <text:p text:style-name="Standard"/>,
                                            <text:list xml:id="list1065229068" text:continue-numbering="true"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ext:span>The port number that will be used for the connection. The default is </text:span><text:span text:style-name="backtick">1883</text:span><text:span>.</text:span></text:p><text:span> </text:span>
                                            <text:p text:style-name="Standard"/>,
                                            <text:list xml:id="list1065229068" text:continue-numbering="true"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text:span>Username to be used for connection authorization. Can be left blank if not used.</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text:span>User password to be used for connection authorization. Can be left blank if not u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